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MT1" svg:font-family="ArialMT" style:font-family-generic="roman"/>
    <style:font-face style:name="Helvetica" svg:font-family="Helvetica" style:font-family-generic="roman"/>
    <style:font-face style:name="Times-Roman1" svg:font-family="Times-Roman" style:font-family-generic="roman"/>
    <style:font-face style:name="Verdana1" svg:font-family="Verdana" style:font-family-generic="roman"/>
    <style:font-face style:name="ArialMT" svg:font-family="ArialMT"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215382" style:font-name="Verdana1" fo:font-size="13pt" fo:font-weight="bold" style:font-size-asian="13pt" style:font-weight-asian="bold"/>
    </style:style>
    <style:style style:name="P3" style:family="paragraph" style:parent-style-name="Standard">
      <style:text-properties fo:color="#000000" style:font-name="Verdana1" fo:font-size="14pt" fo:font-style="normal" fo:font-weight="normal" style:font-size-asian="14pt" style:font-style-asian="normal" style:font-weight-asian="normal"/>
    </style:style>
    <style:style style:name="P4" style:family="paragraph" style:parent-style-name="Standard">
      <style:paragraph-properties fo:line-height="150%"/>
      <style:text-properties fo:color="#000000" style:font-name="Times-Roman1" fo:font-size="14pt" fo:font-style="normal" fo:font-weight="normal" style:font-size-asian="14pt" style:font-style-asian="normal" style:font-weight-asian="normal"/>
    </style:style>
    <style:style style:name="P5" style:family="paragraph" style:parent-style-name="Standard">
      <style:paragraph-properties fo:line-height="150%"/>
      <style:text-properties fo:color="#0e0e0e" style:font-name="ArialMT1" fo:font-size="14pt" fo:font-style="normal" fo:font-weight="normal" style:font-size-asian="14pt" style:font-style-asian="normal" style:font-weight-asian="normal"/>
    </style:style>
    <style:style style:name="P6" style:family="paragraph" style:parent-style-name="Standard">
      <style:paragraph-properties fo:margin-top="0in" fo:margin-bottom="0.1665in" style:contextual-spacing="false"/>
    </style:style>
    <style:style style:name="P7" style:family="paragraph" style:parent-style-name="Standard">
      <style:paragraph-properties fo:margin-top="0in" fo:margin-bottom="0.1665in" style:contextual-spacing="false"/>
      <style:text-properties fo:color="#215382" style:font-name="Verdana1" fo:font-size="13pt" fo:font-weight="bold" style:font-size-asian="13pt" style:font-weight-asian="bold"/>
    </style:style>
    <style:style style:name="P8" style:family="paragraph" style:parent-style-name="Standard">
      <style:paragraph-properties fo:margin-top="0in" fo:margin-bottom="0.1528in" style:contextual-spacing="false" fo:text-align="justify" style:justify-single-word="false"/>
    </style:style>
    <style:style style:name="P9" style:family="paragraph" style:parent-style-name="Standard">
      <style:paragraph-properties fo:margin-top="0in" fo:margin-bottom="0.1528in" style:contextual-spacing="false" fo:text-align="justify" style:justify-single-word="false"/>
      <style:text-properties fo:color="#000000" style:font-name="Verdana1" fo:font-size="11pt" fo:font-style="italic" fo:font-weight="normal" style:font-size-asian="11pt" style:font-style-asian="italic" style:font-weight-asian="normal"/>
    </style:style>
    <style:style style:name="P10" style:family="paragraph" style:parent-style-name="Standard" style:master-page-name="Standard">
      <style:paragraph-properties fo:line-height="150%" style:page-number="auto"/>
    </style:style>
    <style:style style:name="T1" style:family="text">
      <style:text-properties fo:color="#000000" style:font-name="Helvetica" fo:font-size="14pt" style:font-size-asian="14pt"/>
    </style:style>
    <style:style style:name="T2" style:family="text">
      <style:text-properties fo:color="#000000" style:font-name="Helvetica" fo:font-size="14pt" officeooo:rsid="00126777" style:font-size-asian="14pt"/>
    </style:style>
    <style:style style:name="T3" style:family="text">
      <style:text-properties fo:color="#000000" style:font-name="Helvetica" fo:font-size="14pt" fo:font-style="normal" fo:font-weight="normal" style:font-size-asian="14pt" style:font-style-asian="normal" style:font-weight-asian="normal"/>
    </style:style>
    <style:style style:name="T4" style:family="text">
      <style:text-properties fo:color="#000000" style:font-name="Helvetica" fo:font-size="12pt" fo:font-weight="normal" style:font-size-asian="12pt" style:font-weight-asian="normal"/>
    </style:style>
    <style:style style:name="T5" style:family="text">
      <style:text-properties fo:color="#000000" style:font-name="Helvetica" fo:font-size="12pt" fo:font-style="normal" fo:font-weight="normal" style:font-size-asian="12pt" style:font-style-asian="normal" style:font-weight-asian="normal"/>
    </style:style>
    <style:style style:name="T6" style:family="text">
      <style:text-properties fo:color="#000000" style:font-name="Verdana1" fo:font-size="11pt" fo:font-style="italic" fo:font-weight="normal" style:font-size-asian="11pt" style:font-style-asian="italic" style:font-weight-asian="normal"/>
    </style:style>
    <style:style style:name="T7" style:family="text">
      <style:text-properties fo:color="#000000" style:font-name="Times-Roman1" fo:font-size="14pt" fo:font-style="normal" fo:font-weight="normal" style:font-size-asian="14pt" style:font-style-asian="normal" style:font-weight-asian="normal"/>
    </style:style>
    <style:style style:name="T8" style:family="text">
      <style:text-properties fo:color="#000000" style:font-name="ArialMT1" fo:font-size="14pt" fo:font-style="normal" fo:font-weight="normal" style:font-size-asian="14pt" style:font-style-asian="normal" style:font-weight-asian="normal"/>
    </style:style>
    <style:style style:name="T9" style:family="text">
      <style:text-properties fo:color="#215382" style:font-name="Verdana1" fo:font-size="13pt" fo:font-weight="bold" style:font-size-asian="13pt" style:font-weight-asian="bold"/>
    </style:style>
    <style:style style:name="T10" style:family="text">
      <style:text-properties fo:color="#215382" style:font-name="Verdana1" fo:font-size="13pt" fo:font-style="normal" fo:font-weight="bold" style:font-size-asian="13pt" style:font-style-asian="normal" style:font-weight-asian="bold"/>
    </style:style>
    <style:style style:name="T11" style:family="text">
      <style:text-properties fo:color="#0e0e0e" style:font-name="ArialMT1" fo:font-size="14pt" fo:font-style="normal" fo:font-weight="normal" style:font-size-asian="14pt" style:font-style-asian="normal" style:font-weight-asian="normal"/>
    </style:style>
    <style:style style:name="T12" style:family="text">
      <style:text-properties fo:color="#141414" style:font-name="ArialMT1" fo:font-size="14pt" fo:font-style="normal" fo:font-weight="normal" style:font-size-asian="14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NSF Fellowship Application</text:span></text:p>
      <text:p text:style-name="P1"><text:span text:style-name="T1">for BME205</text:span></text:p>
      <text:p text:style-name="P1"><text:span text:style-name="T1">Thomas Matthew</text:span></text:p>
      <text:p text:style-name="P1"><text:span text:style-name="T1">October </text:span><text:span text:style-name="T2">16</text:span><text:span text:style-name="T1">, 201</text:span><text:span text:style-name="T2">5</text:span></text:p>
      <text:p text:style-name="P2"/>
      <text:p text:style-name="P7"/>
      <text:p text:style-name="P6"><text:span text:style-name="T9">Proposed Research Title</text:span></text:p>
      <text:p text:style-name="P8"><text:span text:style-name="T6">The title should be brief and informative. It should describe in succinct terms your proposed research, reflecting the contents of your Graduate Research Statement. Include a list of key words, and do not use abbreviations and chemical formulas (in 255 characters or less). This title will be used for searching research topics using the key words you supply.</text:span></text:p>
      <text:p text:style-name="Standard"><text:span text:style-name="T3">A high-throughput approach to identify novel genotype-selective viability phenotypes of siRNA seed regions in cancer cell lines</text:span></text:p>
      <text:p text:style-name="P3"/>
      <text:p text:style-name="P6"><text:span text:style-name="T10">Graduate Research Statement</text:span></text:p>
      <text:p text:style-name="Standard"><text:span text:style-name="T5"/></text:p>
      <text:p text:style-name="P8"><text:span text:style-name="T6">Present an original research topic that you would like to pursue in graduate school. Describe the research idea, your general approach, as well as any unique resources that may be needed for accomplishing the research goal (i.e., access to national facilities or collections, collaborations, overseas work, etc.) You may choose to include important literature citations. Address the potential of the research to advance knowledge and understanding within science as well as the potential for broader impacts on society. The research discussed must be in a field listed in the Solicitation (Section X, Fields of Study).</text:span></text:p>
      <text:p text:style-name="P1"><text:span text:style-name="T3">High-throughput screens employing short interfering RNA (siRNA) are a research tool to understand biological pathways and identify potential drug targets. This strategy employs siRNA as post-transcriptional gene regulators whose effects can be measured by comparing a treated phenotype to a control phenotype. However, a hexameric sequence near the 5' end of this short nucleotide, a section of bases called the seed region, is thought to be complementary to the 3'UTRs of more mRNAs than </text:span><text:soft-page-break/><text:span text:style-name="T3">the targeted sequence, contributing to observable off-target effects (Sudbery, et al.; Majerak, et. al; Echeverri, et. al). These off-target effects can have deleterious consequences for high-throughout screens; they often knockdown more sequences than intended, which elicits unexpected viability phenotypes (Ma, et. al). Therefore, performing successful siRNA screens requires robust algorithms to eliminate these strong false-positives from screening data.</text:span></text:p>
      <text:p text:style-name="P4"/>
      <text:p text:style-name="P1"><text:span text:style-name="T3">Despite their seeming nuisance, there is hope for elucidating some beneficial effects of seed regions. In siRNA screens using cancer cell lines, seed regions might effect cell viability in reproducible ways within genotypically similar cell lines. However, instead of omitting these biased seed regions from the data, they could instead be used to better illustrate genotype-specific pathways in cancer cells. To investigate this, it is necessary to screen a panel of cell lines from a specific tumor type against a library of siRNA, or collaborate with an academic or industrial partner who already has this data. The latter option precludes any need to access an HTS lab, procure regents, or culture and transfect cell lines. Once data are collected, it must normalized to the neutral control (non-targeting siRNA without seed bais) to calculate percent-of-center (POC) of treatment conditions versus control. Hits can then begin to be identified with non-parametric tests to produce p-values. This hit list can be filtered using a Common Seed Analysis (CSA) as described by Marine, et al. These biased seeds can then be associated with the genotype of each cell line, as available in the Catalogue of Somatic Mutations in Cancer (COSMIC) </text:span><text:soft-page-break/><text:span text:style-name="T3">database, as well as with existing expression and copy-number values.</text:span></text:p>
      <text:p text:style-name="P4"/>
      <text:p text:style-name="P1"><text:span text:style-name="T3">Investigating the genotype-specific effect of seed region-mediated viability can help to elucidate the other genes involved with cell death in specific cancer types. In addition to advancing an established knockdown research modality, this project will enable an understanding of commonality between disparate cancer types. <text:s/>Such a project could lead to a reclassification of cancers that go beyond the current tissue-type paradigm. Ultimately, with further developments in drug delivery modalities, this research my transform RNAi from a research tool to a future cancer treatment.</text:span></text:p>
      <text:p text:style-name="P9"/>
      <text:p text:style-name="P6"><text:span text:style-name="T10">Graduate Research Statement</text:span></text:p>
      <text:p text:style-name="P8"><text:span text:style-name="T6">Please outline your educational and professional development plans and career goals. How do you envision graduate school preparing you for a career that allows you to contribute to expanding scientific understanding as well as broadly benefit society?   Describe your personal, educational and/or professional experiences that motivate your decision to pursue advanced study in science, technology, engineering or mathematics (STEM). Include specific examples of any research and/or professional activities in which you have participated. Present a concise description of the activities, highlight the results and discuss how these activities have prepared you to seek a graduate degree. Specify your role in the activity including the extent to which you worked independently and/or as part of a team. Describe the contributions of your activity to advancing knowledge in STEM fields as well as the potential for broader societal impacts (See Solicitation, Section VI, for more information about Broader Impacts).   NSF Fellows are expected to become globally engaged knowledge experts and leaders who can contribute significantly to research, education, and innovations in science and engineering. The purpose of this statement is to demonstrate your potential to satisfy this requirement. Your ideas and examples do not have to be confined necessarily to the discipline that you have chosen to pursue.</text:span></text:p>
      <text:p text:style-name="P1"><text:span text:style-name="T11">My long term goal is to lead a multidisciplinary effort that uses genomic and clinical data to better identify common drivers in the pathogenesis of diverse cancer types. Pursuing a PhD in Bioinformatics and Computational Biology at the University of </text:span><text:soft-page-break/><text:span text:style-name="T11">California Santa Cruz is the first step in realizing this goal. This program provides the opportunity to build and contribute my own novel research to the TCGA Pan-Cancer Initiative, a major effort to benefit the field of biology and society. My cultural and educational background, in addition to more than four years of laboratory research in both academia and industry informs my decision to be a scientist.</text:span></text:p>
      <text:p text:style-name="P5"/>
      <text:p text:style-name="P1"><text:span text:style-name="T11">UCSF provided two experiences that first guided my decision to seek a life in research and pursue graduate studies. As a Research Assistant in the Department of Anesthesia, I investigated the effect of hyperoxia on neutrophil's ability to phagocytize bacterial pathogens. I also joined a research team that investigated the extent to which general anesthesia induced long-term cognitive decline in rat pups.</text:span></text:p>
      <text:p text:style-name="P5"/>
      <text:p text:style-name="P1"><text:span text:style-name="T11">For all that I learned about microbiology and animal husbandry, I learned measures more in the abstract skills required in research. The post-docs whose labs I shared, walked tightropes without trepidation: employing teamwork tempered with independence, and coping with uncertainty bounded by experimental design. As I began to embody this balance, I got a taste of what it meant to be graduate student. This academic setting, deeply imbued in curiosity and devotion to science, galvanized my desire to one day contribute to this environment as a graduate student and gave me the confidence to seek a life in research.</text:span></text:p>
      <text:p text:style-name="P5"><text:soft-page-break/></text:p>
      <text:p text:style-name="P1"><text:span text:style-name="T11">Amgen confirmed my decision to attend graduate school as a means to accomplish my long-term goal. </text:span><text:span text:style-name="T12">As a Research Associate in the Genomic Analysis Unit, a strategic innovation unit at Amgen, I identified and validated disease targets. Through designing, optimizing, implementing, and interpreting siRNA screens, I identified dozens of novel disease targets each year. Being identified as a "Top Performer" in a</text:span><text:span text:style-name="T7"> </text:span><text:span text:style-name="T12">company of more than 15,000 researchers illustrates my focused curiosity</text:span><text:span text:style-name="T8">, analytical aptitude, seamless ability to work in global and cross-functional teams, and <text:s/>unflinching commitment to science. These are characteristics I will improve and employ throughout my life as a scientific leader. </text:span></text:p>
      <text:p text:style-name="P4"/>
      <text:p text:style-name="P1"><text:span text:style-name="T11">Collaborating with both geneticists and bioinformaticians spurred my interest in using computational approaches to understand cancer at the gene level. Such approaches hold potential for improving the diagnosis and specificity of treatment for patients with serious diseases. I also witnessed the immense expertise required to distill meaning from seemingly inscrutable mountains of genomic data. A PhD in Bioinformatics will provide the content knowledge and problem-solving framework that enables my unraveling of this data, and equips me for a life of service as a scientist.</text:span></text:p>
      <text:p text:style-name="P4"/>
      <text:p text:style-name="P1"><text:span text:style-name="T12">Conducting research as a graduate student is an opportunity to </text:span><text:soft-page-break/><text:span text:style-name="T12">contribute to a well of knowledge from which I have only begun to drink. It is therefore my curiosity, commensurate with my moral and civic imperatives, that I contribute novel and beneficial research as a PhD candidate. Most importantly, it is my first step towards leading an effort that uncovers hidden truths of human biology that may benefit all of humank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MT1" svg:font-family="ArialMT" style:font-family-generic="roman"/>
    <style:font-face style:name="Helvetica" svg:font-family="Helvetica" style:font-family-generic="roman"/>
    <style:font-face style:name="Times-Roman1" svg:font-family="Times-Roman" style:font-family-generic="roman"/>
    <style:font-face style:name="Verdana1" svg:font-family="Verdana" style:font-family-generic="roman"/>
    <style:font-face style:name="ArialMT" svg:font-family="ArialMT"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6T11:47:36.285819392</dc:date>
    <dc:creator>tjm </dc:creator>
    <meta:document-statistic meta:table-count="0" meta:image-count="0" meta:object-count="0" meta:page-count="6" meta:paragraph-count="20" meta:word-count="1342" meta:character-count="8885" meta:non-whitespace-character-count="7556"/>
    <meta:generator>LibreOffice/4.1.3.2$Linux_X86_64 LibreOffice_project/410m0$Build-2</meta:generator>
  </office:meta>
</office:document-meta>
</file>